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cameras number</text:p>
          </table:table-cell>
          <table:table-cell office:value-type="string" calcext:value-type="string">
            <text:p><text:s/>shrinkManifold</text:p>
          </table:table-cell>
          <table:table-cell office:value-type="string" calcext:value-type="string">
            <text:p><text:s/>Add new vertices</text:p>
          </table:table-cell>
          <table:table-cell office:value-type="string" calcext:value-type="string">
            <text:p><text:s/>Move vertices</text:p>
          </table:table-cell>
          <table:table-cell office:value-type="string" calcext:value-type="string">
            <text:p><text:s/>Move Cameras</text:p>
          </table:table-cell>
          <table:table-cell office:value-type="string" calcext:value-type="string">
            <text:p><text:s/>rayTracing</text:p>
          </table:table-cell>
          <table:table-cell office:value-type="string" calcext:value-type="string">
            <text:p><text:s/>rayRetracing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growManifoldSev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Save manifol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Phase 1</text:p>
            <text:p>Incrementing</text:p>
          </table:table-cell>
          <table:table-cell office:value-type="float" office:value="5" calcext:value-type="float">
            <text:p>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9594" calcext:value-type="float">
            <text:p>0.00959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" calcext:value-type="float">
            <text:p>0</text:p>
          </table:table-cell>
          <table:table-cell office:value-type="float" office:value="0.117712" calcext:value-type="float">
            <text:p>0.117712</text:p>
          </table:table-cell>
          <table:table-cell office:value-type="float" office:value="0" calcext:value-type="float">
            <text:p>0</text:p>
          </table:table-cell>
          <table:table-cell office:value-type="float" office:value="0.020481" calcext:value-type="float">
            <text:p>0.020481</text:p>
          </table:table-cell>
          <table:table-cell office:value-type="float" office:value="0.101112" calcext:value-type="float">
            <text:p>0.101112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152135" calcext:value-type="float">
            <text:p>0.15213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2216" calcext:value-type="float">
            <text:p>0.052216</text:p>
          </table:table-cell>
          <table:table-cell office:value-type="float" office:value="0.060748" calcext:value-type="float">
            <text:p>0.060748</text:p>
          </table:table-cell>
          <table:table-cell office:value-type="float" office:value="0.070947" calcext:value-type="float">
            <text:p>0.070947</text:p>
          </table:table-cell>
          <table:table-cell office:value-type="float" office:value="0" calcext:value-type="float">
            <text:p>0</text:p>
          </table:table-cell>
          <table:table-cell office:value-type="float" office:value="0.354792" calcext:value-type="float">
            <text:p>0.354792</text:p>
          </table:table-cell>
          <table:table-cell office:value-type="float" office:value="0.157897" calcext:value-type="float">
            <text:p>0.157897</text:p>
          </table:table-cell>
          <table:table-cell office:value-type="float" office:value="0.100809" calcext:value-type="float">
            <text:p>0.100809</text:p>
          </table:table-cell>
          <table:table-cell office:value-type="float" office:value="0.168857" calcext:value-type="float">
            <text:p>0.168857</text:p>
          </table:table-cell>
          <table:table-cell office:value-type="float" office:value="0.004397" calcext:value-type="float">
            <text:p>0.004397</text:p>
          </table:table-cell>
          <table:table-cell office:value-type="float" office:value="0.269754" calcext:value-type="float">
            <text:p>0.26975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120889" calcext:value-type="float">
            <text:p>0.120889</text:p>
          </table:table-cell>
          <table:table-cell office:value-type="float" office:value="0.017025" calcext:value-type="float">
            <text:p>0.017025</text:p>
          </table:table-cell>
          <table:table-cell office:value-type="float" office:value="0.030045" calcext:value-type="float">
            <text:p>0.030045</text:p>
          </table:table-cell>
          <table:table-cell office:value-type="float" office:value="0" calcext:value-type="float">
            <text:p>0</text:p>
          </table:table-cell>
          <table:table-cell office:value-type="float" office:value="0.188634" calcext:value-type="float">
            <text:p>0.188634</text:p>
          </table:table-cell>
          <table:table-cell office:value-type="float" office:value="0.115465" calcext:value-type="float">
            <text:p>0.115465</text:p>
          </table:table-cell>
          <table:table-cell office:value-type="float" office:value="0.092562" calcext:value-type="float">
            <text:p>0.092562</text:p>
          </table:table-cell>
          <table:table-cell office:value-type="float" office:value="0.216414" calcext:value-type="float">
            <text:p>0.216414</text:p>
          </table:table-cell>
          <table:table-cell office:value-type="float" office:value="0.004858" calcext:value-type="float">
            <text:p>0.004858</text:p>
          </table:table-cell>
          <table:table-cell office:value-type="float" office:value="0.185817" calcext:value-type="float">
            <text:p>0.18581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161923" calcext:value-type="float">
            <text:p>0.161923</text:p>
          </table:table-cell>
          <table:table-cell office:value-type="float" office:value="0.046941" calcext:value-type="float">
            <text:p>0.046941</text:p>
          </table:table-cell>
          <table:table-cell office:value-type="float" office:value="0.084736" calcext:value-type="float">
            <text:p>0.084736</text:p>
          </table:table-cell>
          <table:table-cell office:value-type="float" office:value="0" calcext:value-type="float">
            <text:p>0</text:p>
          </table:table-cell>
          <table:table-cell office:value-type="float" office:value="0.258229" calcext:value-type="float">
            <text:p>0.258229</text:p>
          </table:table-cell>
          <table:table-cell office:value-type="float" office:value="0.085949" calcext:value-type="float">
            <text:p>0.085949</text:p>
          </table:table-cell>
          <table:table-cell office:value-type="float" office:value="0.099687" calcext:value-type="float">
            <text:p>0.099687</text:p>
          </table:table-cell>
          <table:table-cell office:value-type="float" office:value="0.316207" calcext:value-type="float">
            <text:p>0.316207</text:p>
          </table:table-cell>
          <table:table-cell office:value-type="float" office:value="0.007386" calcext:value-type="float">
            <text:p>0.007386</text:p>
          </table:table-cell>
          <table:table-cell office:value-type="float" office:value="0.200554" calcext:value-type="float">
            <text:p>0.20055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199304" calcext:value-type="float">
            <text:p>0.199304</text:p>
          </table:table-cell>
          <table:table-cell office:value-type="float" office:value="0.058737" calcext:value-type="float">
            <text:p>0.058737</text:p>
          </table:table-cell>
          <table:table-cell office:value-type="float" office:value="0.101293" calcext:value-type="float">
            <text:p>0.101293</text:p>
          </table:table-cell>
          <table:table-cell office:value-type="float" office:value="0" calcext:value-type="float">
            <text:p>0</text:p>
          </table:table-cell>
          <table:table-cell office:value-type="float" office:value="0.34478" calcext:value-type="float">
            <text:p>0.34478</text:p>
          </table:table-cell>
          <table:table-cell office:value-type="float" office:value="0.178081" calcext:value-type="float">
            <text:p>0.178081</text:p>
          </table:table-cell>
          <table:table-cell office:value-type="float" office:value="0.207214" calcext:value-type="float">
            <text:p>0.207214</text:p>
          </table:table-cell>
          <table:table-cell office:value-type="float" office:value="0.403829" calcext:value-type="float">
            <text:p>0.403829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0.164646" calcext:value-type="float">
            <text:p>0.16464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457476" calcext:value-type="float">
            <text:p>0.457476</text:p>
          </table:table-cell>
          <table:table-cell office:value-type="float" office:value="0.171232" calcext:value-type="float">
            <text:p>0.171232</text:p>
          </table:table-cell>
          <table:table-cell office:value-type="float" office:value="0.232965" calcext:value-type="float">
            <text:p>0.232965</text:p>
          </table:table-cell>
          <table:table-cell office:value-type="float" office:value="0" calcext:value-type="float">
            <text:p>0</text:p>
          </table:table-cell>
          <table:table-cell office:value-type="float" office:value="0.626586" calcext:value-type="float">
            <text:p>0.626586</text:p>
          </table:table-cell>
          <table:table-cell office:value-type="float" office:value="0.479634" calcext:value-type="float">
            <text:p>0.479634</text:p>
          </table:table-cell>
          <table:table-cell office:value-type="float" office:value="0.215777" calcext:value-type="float">
            <text:p>0.215777</text:p>
          </table:table-cell>
          <table:table-cell office:value-type="float" office:value="0.896417" calcext:value-type="float">
            <text:p>0.896417</text:p>
          </table:table-cell>
          <table:table-cell office:value-type="float" office:value="0.015252" calcext:value-type="float">
            <text:p>0.015252</text:p>
          </table:table-cell>
          <table:table-cell office:value-type="float" office:value="0.204762" calcext:value-type="float">
            <text:p>0.204762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0.881327" calcext:value-type="float">
            <text:p>0.881327</text:p>
          </table:table-cell>
          <table:table-cell office:value-type="float" office:value="0.208678" calcext:value-type="float">
            <text:p>0.208678</text:p>
          </table:table-cell>
          <table:table-cell office:value-type="float" office:value="0.121778" calcext:value-type="float">
            <text:p>0.121778</text:p>
          </table:table-cell>
          <table:table-cell office:value-type="float" office:value="0" calcext:value-type="float">
            <text:p>0</text:p>
          </table:table-cell>
          <table:table-cell office:value-type="float" office:value="0.257122" calcext:value-type="float">
            <text:p>0.257122</text:p>
          </table:table-cell>
          <table:table-cell office:value-type="float" office:value="0.492952" calcext:value-type="float">
            <text:p>0.492952</text:p>
          </table:table-cell>
          <table:table-cell office:value-type="float" office:value="0.21381" calcext:value-type="float">
            <text:p>0.21381</text:p>
          </table:table-cell>
          <table:table-cell office:value-type="float" office:value="0.697601" calcext:value-type="float">
            <text:p>0.697601</text:p>
          </table:table-cell>
          <table:table-cell office:value-type="float" office:value="0.013402" calcext:value-type="float">
            <text:p>0.013402</text:p>
          </table:table-cell>
          <table:table-cell office:value-type="float" office:value="0.178148" calcext:value-type="float">
            <text:p>0.178148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18496" calcext:value-type="float">
            <text:p>0.918496</text:p>
          </table:table-cell>
          <table:table-cell office:value-type="float" office:value="0.036187" calcext:value-type="float">
            <text:p>0.036187</text:p>
          </table:table-cell>
          <table:table-cell office:value-type="float" office:value="0.0184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office:value-type="float" office:value="0.095895" calcext:value-type="float">
            <text:p>0.095895</text:p>
          </table:table-cell>
          <table:table-cell office:value-type="float" office:value="0.548732" calcext:value-type="float">
            <text:p>0.548732</text:p>
          </table:table-cell>
          <table:table-cell office:value-type="float" office:value="0.242023" calcext:value-type="float">
            <text:p>0.242023</text:p>
          </table:table-cell>
          <table:table-cell office:value-type="float" office:value="0.76679" calcext:value-type="float">
            <text:p>0.76679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180869" calcext:value-type="float">
            <text:p>0.180869</text:p>
          </table:table-cell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1.32758" calcext:value-type="float">
            <text:p>1.32758</text:p>
          </table:table-cell>
          <table:table-cell office:value-type="float" office:value="0.045961" calcext:value-type="float">
            <text:p>0.045961</text:p>
          </table:table-cell>
          <table:table-cell office:value-type="float" office:value="0.067192" calcext:value-type="float">
            <text:p>0.067192</text:p>
          </table:table-cell>
          <table:table-cell office:value-type="float" office:value="0" calcext:value-type="float">
            <text:p>0</text:p>
          </table:table-cell>
          <table:table-cell office:value-type="float" office:value="0.280756" calcext:value-type="float">
            <text:p>0.280756</text:p>
          </table:table-cell>
          <table:table-cell office:value-type="float" office:value="0.136903" calcext:value-type="float">
            <text:p>0.136903</text:p>
          </table:table-cell>
          <table:table-cell office:value-type="float" office:value="0.315818" calcext:value-type="float">
            <text:p>0.315818</text:p>
          </table:table-cell>
          <table:table-cell office:value-type="float" office:value="0.989597" calcext:value-type="float">
            <text:p>0.989597</text:p>
          </table:table-cell>
          <table:table-cell office:value-type="float" office:value="0.024151" calcext:value-type="float">
            <text:p>0.024151</text:p>
          </table:table-cell>
          <table:table-cell office:value-type="float" office:value="0.209038" calcext:value-type="float">
            <text:p>0.209038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.09601" calcext:value-type="float">
            <text:p>1.09601</text:p>
          </table:table-cell>
          <table:table-cell office:value-type="float" office:value="0.053568" calcext:value-type="float">
            <text:p>0.053568</text:p>
          </table:table-cell>
          <table:table-cell office:value-type="float" office:value="0.075245" calcext:value-type="float">
            <text:p>0.075245</text:p>
          </table:table-cell>
          <table:table-cell office:value-type="float" office:value="0" calcext:value-type="float">
            <text:p>0</text:p>
          </table:table-cell>
          <table:table-cell office:value-type="float" office:value="0.233154" calcext:value-type="float">
            <text:p>0.233154</text:p>
          </table:table-cell>
          <table:table-cell office:value-type="float" office:value="0.149652" calcext:value-type="float">
            <text:p>0.149652</text:p>
          </table:table-cell>
          <table:table-cell office:value-type="float" office:value="0.339087" calcext:value-type="float">
            <text:p>0.339087</text:p>
          </table:table-cell>
          <table:table-cell office:value-type="float" office:value="1.10098" calcext:value-type="float">
            <text:p>1.10098</text:p>
          </table:table-cell>
          <table:table-cell office:value-type="float" office:value="0.029496" calcext:value-type="float">
            <text:p>0.029496</text:p>
          </table:table-cell>
          <table:table-cell office:value-type="float" office:value="0.201533" calcext:value-type="float">
            <text:p>0.20153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10">
            <text:p>Phase 2</text:p>
            <text:p>Moving</text:p>
          </table:table-cell>
          <table:table-cell office:value-type="float" office:value="55" calcext:value-type="float">
            <text:p>55</text:p>
          </table:table-cell>
          <table:table-cell office:value-type="float" office:value="1.02143" calcext:value-type="float">
            <text:p>1.02143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125896" calcext:value-type="float">
            <text:p>0.125896</text:p>
          </table:table-cell>
          <table:table-cell office:value-type="float" office:value="0.190186" calcext:value-type="float">
            <text:p>0.190186</text:p>
          </table:table-cell>
          <table:table-cell office:value-type="float" office:value="0" calcext:value-type="float">
            <text:p>0</text:p>
          </table:table-cell>
          <table:table-cell office:value-type="float" office:value="0.293688" calcext:value-type="float">
            <text:p>0.293688</text:p>
          </table:table-cell>
          <table:table-cell office:value-type="float" office:value="1.01334" calcext:value-type="float">
            <text:p>1.01334</text:p>
          </table:table-cell>
          <table:table-cell office:value-type="float" office:value="0.020949" calcext:value-type="float">
            <text:p>0.020949</text:p>
          </table:table-cell>
          <table:table-cell office:value-type="float" office:value="0.177238" calcext:value-type="float">
            <text:p>0.177238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1.16404" calcext:value-type="float">
            <text:p>1.16404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108141" calcext:value-type="float">
            <text:p>0.108141</text:p>
          </table:table-cell>
          <table:table-cell office:value-type="float" office:value="0.189129" calcext:value-type="float">
            <text:p>0.189129</text:p>
          </table:table-cell>
          <table:table-cell office:value-type="float" office:value="0" calcext:value-type="float">
            <text:p>0</text:p>
          </table:table-cell>
          <table:table-cell office:value-type="float" office:value="0.298229" calcext:value-type="float">
            <text:p>0.298229</text:p>
          </table:table-cell>
          <table:table-cell office:value-type="float" office:value="1.03449" calcext:value-type="float">
            <text:p>1.03449</text:p>
          </table:table-cell>
          <table:table-cell office:value-type="float" office:value="0.021406" calcext:value-type="float">
            <text:p>0.021406</text:p>
          </table:table-cell>
          <table:table-cell office:value-type="float" office:value="0.177307" calcext:value-type="float">
            <text:p>0.177307</text:p>
          </table:table-cell>
        </table:table-row>
        <table:table-row table:style-name="ro1">
          <table:covered-table-cell/>
          <table:table-cell office:value-type="float" office:value="65" calcext:value-type="float">
            <text:p>65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135824" calcext:value-type="float">
            <text:p>0.135824</text:p>
          </table:table-cell>
          <table:table-cell office:value-type="float" office:value="0.210201" calcext:value-type="float">
            <text:p>0.210201</text:p>
          </table:table-cell>
          <table:table-cell office:value-type="float" office:value="0" calcext:value-type="float">
            <text:p>0</text:p>
          </table:table-cell>
          <table:table-cell office:value-type="float" office:value="0.302927" calcext:value-type="float">
            <text:p>0.302927</text:p>
          </table:table-cell>
          <table:table-cell office:value-type="float" office:value="1.04055" calcext:value-type="float">
            <text:p>1.04055</text:p>
          </table:table-cell>
          <table:table-cell office:value-type="float" office:value="0.02153" calcext:value-type="float">
            <text:p>0.02153</text:p>
          </table:table-cell>
          <table:table-cell office:value-type="float" office:value="0.17803" calcext:value-type="float">
            <text:p>0.17803</text:p>
          </table:table-cell>
        </table:table-row>
        <table:table-row table:style-name="ro1">
          <table:covered-table-cell/>
          <table:table-cell office:value-type="float" office:value="70" calcext:value-type="float">
            <text:p>70</text:p>
          </table:table-cell>
          <table:table-cell office:value-type="float" office:value="1.24988" calcext:value-type="float">
            <text:p>1.24988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165562" calcext:value-type="float">
            <text:p>0.165562</text:p>
          </table:table-cell>
          <table:table-cell office:value-type="float" office:value="0.241999" calcext:value-type="float">
            <text:p>0.241999</text:p>
          </table:table-cell>
          <table:table-cell office:value-type="float" office:value="0" calcext:value-type="float">
            <text:p>0</text:p>
          </table:table-cell>
          <table:table-cell office:value-type="float" office:value="0.298947" calcext:value-type="float">
            <text:p>0.298947</text:p>
          </table:table-cell>
          <table:table-cell office:value-type="float" office:value="1.03223" calcext:value-type="float">
            <text:p>1.03223</text:p>
          </table:table-cell>
          <table:table-cell office:value-type="float" office:value="0.026209" calcext:value-type="float">
            <text:p>0.026209</text:p>
          </table:table-cell>
          <table:table-cell office:value-type="float" office:value="0.180473" calcext:value-type="float">
            <text:p>0.180473</text:p>
          </table:table-cell>
        </table:table-row>
        <table:table-row table:style-name="ro1">
          <table:covered-table-cell/>
          <table:table-cell office:value-type="float" office:value="75" calcext:value-type="float">
            <text:p>75</text:p>
          </table:table-cell>
          <table:table-cell office:value-type="float" office:value="1.10196" calcext:value-type="float">
            <text:p>1.10196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252633" calcext:value-type="float">
            <text:p>0.252633</text:p>
          </table:table-cell>
          <table:table-cell office:value-type="float" office:value="0.324404" calcext:value-type="float">
            <text:p>0.324404</text:p>
          </table:table-cell>
          <table:table-cell office:value-type="float" office:value="0" calcext:value-type="float">
            <text:p>0</text:p>
          </table:table-cell>
          <table:table-cell office:value-type="float" office:value="0.323079" calcext:value-type="float">
            <text:p>0.323079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021458" calcext:value-type="float">
            <text:p>0.021458</text:p>
          </table:table-cell>
          <table:table-cell office:value-type="float" office:value="0.179211" calcext:value-type="float">
            <text:p>0.179211</text:p>
          </table:table-cell>
        </table:table-row>
        <table:table-row table:style-name="ro1">
          <table:covered-table-cell/>
          <table:table-cell office:value-type="float" office:value="80" calcext:value-type="float">
            <text:p>80</text:p>
          </table:table-cell>
          <table:table-cell office:value-type="float" office:value="1.02661" calcext:value-type="float">
            <text:p>1.02661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29114" calcext:value-type="float">
            <text:p>0.29114</text:p>
          </table:table-cell>
          <table:table-cell office:value-type="float" office:value="0.29584" calcext:value-type="float">
            <text:p>0.29584</text:p>
          </table:table-cell>
          <table:table-cell office:value-type="float" office:value="0" calcext:value-type="float">
            <text:p>0</text:p>
          </table:table-cell>
          <table:table-cell office:value-type="float" office:value="0.298168" calcext:value-type="float">
            <text:p>0.298168</text:p>
          </table:table-cell>
          <table:table-cell office:value-type="float" office:value="1.02575" calcext:value-type="float">
            <text:p>1.02575</text:p>
          </table:table-cell>
          <table:table-cell office:value-type="float" office:value="0.021604" calcext:value-type="float">
            <text:p>0.021604</text:p>
          </table:table-cell>
          <table:table-cell office:value-type="float" office:value="0.181411" calcext:value-type="float">
            <text:p>0.181411</text:p>
          </table:table-cell>
        </table:table-row>
        <table:table-row table:style-name="ro1">
          <table:covered-table-cell/>
          <table:table-cell office:value-type="float" office:value="85" calcext:value-type="float">
            <text:p>85</text:p>
          </table:table-cell>
          <table:table-cell office:value-type="float" office:value="1.13073" calcext:value-type="float">
            <text:p>1.13073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69127" calcext:value-type="float">
            <text:p>0.069127</text:p>
          </table:table-cell>
          <table:table-cell office:value-type="float" office:value="0.106296" calcext:value-type="float">
            <text:p>0.106296</text:p>
          </table:table-cell>
          <table:table-cell office:value-type="float" office:value="0" calcext:value-type="float">
            <text:p>0</text:p>
          </table:table-cell>
          <table:table-cell office:value-type="float" office:value="0.328894" calcext:value-type="float">
            <text:p>0.328894</text:p>
          </table:table-cell>
          <table:table-cell office:value-type="float" office:value="1.03909" calcext:value-type="float">
            <text:p>1.03909</text:p>
          </table:table-cell>
          <table:table-cell office:value-type="float" office:value="0.021472" calcext:value-type="float">
            <text:p>0.021472</text:p>
          </table:table-cell>
          <table:table-cell office:value-type="float" office:value="0.175022" calcext:value-type="float">
            <text:p>0.175022</text:p>
          </table:table-cell>
        </table:table-row>
        <table:table-row table:style-name="ro1">
          <table:covered-table-cell/>
          <table:table-cell office:value-type="float" office:value="90" calcext:value-type="float">
            <text:p>90</text:p>
          </table:table-cell>
          <table:table-cell office:value-type="float" office:value="1.11644" calcext:value-type="float">
            <text:p>1.11644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100533" calcext:value-type="float">
            <text:p>0.100533</text:p>
          </table:table-cell>
          <table:table-cell office:value-type="float" office:value="0.183239" calcext:value-type="float">
            <text:p>0.183239</text:p>
          </table:table-cell>
          <table:table-cell office:value-type="float" office:value="0" calcext:value-type="float">
            <text:p>0</text:p>
          </table:table-cell>
          <table:table-cell office:value-type="float" office:value="0.325576" calcext:value-type="float">
            <text:p>0.325576</text:p>
          </table:table-cell>
          <table:table-cell office:value-type="float" office:value="1.02957" calcext:value-type="float">
            <text:p>1.02957</text:p>
          </table:table-cell>
          <table:table-cell office:value-type="float" office:value="0.024875" calcext:value-type="float">
            <text:p>0.024875</text:p>
          </table:table-cell>
          <table:table-cell office:value-type="float" office:value="0.177922" calcext:value-type="float">
            <text:p>0.177922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1.19319" calcext:value-type="float">
            <text:p>1.19319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173096" calcext:value-type="float">
            <text:p>0.173096</text:p>
          </table:table-cell>
          <table:table-cell office:value-type="float" office:value="0.249984" calcext:value-type="float">
            <text:p>0.249984</text:p>
          </table:table-cell>
          <table:table-cell office:value-type="float" office:value="0" calcext:value-type="float">
            <text:p>0</text:p>
          </table:table-cell>
          <table:table-cell office:value-type="float" office:value="0.304773" calcext:value-type="float">
            <text:p>0.304773</text:p>
          </table:table-cell>
          <table:table-cell office:value-type="float" office:value="1.0651" calcext:value-type="float">
            <text:p>1.0651</text:p>
          </table:table-cell>
          <table:table-cell office:value-type="float" office:value="0.021226" calcext:value-type="float">
            <text:p>0.021226</text:p>
          </table:table-cell>
          <table:table-cell office:value-type="float" office:value="0.186153" calcext:value-type="float">
            <text:p>0.186153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.2416" calcext:value-type="float">
            <text:p>1.2416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18514" calcext:value-type="float">
            <text:p>0.018514</text:p>
          </table:table-cell>
          <table:table-cell office:value-type="float" office:value="0.137852" calcext:value-type="float">
            <text:p>0.137852</text:p>
          </table:table-cell>
          <table:table-cell office:value-type="float" office:value="0" calcext:value-type="float">
            <text:p>0</text:p>
          </table:table-cell>
          <table:table-cell office:value-type="float" office:value="0.372381" calcext:value-type="float">
            <text:p>0.372381</text:p>
          </table:table-cell>
          <table:table-cell office:value-type="float" office:value="1.10805" calcext:value-type="float">
            <text:p>1.10805</text:p>
          </table:table-cell>
          <table:table-cell office:value-type="float" office:value="0.028379" calcext:value-type="float">
            <text:p>0.028379</text:p>
          </table:table-cell>
          <table:table-cell office:value-type="float" office:value="0.255188" calcext:value-type="float">
            <text:p>0.255188</text:p>
          </table:table-cell>
        </table:table-row>
      </table:table>
      <table:table table:name="Sheet2" table:style-name="ta1">
        <table:shapes>
          <draw:frame draw:z-index="0" draw:style-name="gr1" draw:text-style-name="P1" svg:width="42.126cm" svg:height="22.205cm" svg:x="0cm" svg:y="0cm">
            <draw:object draw:notify-on-update-of-ranges="Sheet1.B1:Sheet1.B1 Sheet1.B2:Sheet1.B23 Sheet1.C1:Sheet1.C1 Sheet1.C2:Sheet1.C23 Sheet1.B1:Sheet1.B1 Sheet1.B2:Sheet1.B23 Sheet1.D1:Sheet1.D1 Sheet1.D2:Sheet1.D23 Sheet1.B1:Sheet1.B1 Sheet1.B2:Sheet1.B23 Sheet1.E1:Sheet1.E1 Sheet1.E2:Sheet1.E23 Sheet1.B1:Sheet1.B1 Sheet1.B2:Sheet1.B23 Sheet1.F1:Sheet1.F1 Sheet1.F2:Sheet1.F23 Sheet1.B1:Sheet1.B1 Sheet1.B2:Sheet1.B23 Sheet1.G1:Sheet1.G1 Sheet1.G2:Sheet1.G23 Sheet1.B1:Sheet1.B1 Sheet1.B2:Sheet1.B23 Sheet1.H1:Sheet1.H1 Sheet1.H2:Sheet1.H23 Sheet1.B1:Sheet1.B1 Sheet1.B2:Sheet1.B23 Sheet1.I1:Sheet1.I1 Sheet1.I2:Sheet1.I23 Sheet1.B1:Sheet1.B1 Sheet1.B2:Sheet1.B23 Sheet1.J1:Sheet1.J1 Sheet1.J2:Sheet1.J23 Sheet1.B1:Sheet1.B1 Sheet1.B2:Sheet1.B23 Sheet1.K1:Sheet1.K1 Sheet1.K2:Sheet1.K23 Sheet1.B1:Sheet1.B1 Sheet1.B2:Sheet1.B23 Sheet1.L1:Sheet1.L1 Sheet1.L2:Sheet1.L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16:00:24.292174808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2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interval-major="50" chart:interval-minor-divis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2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127cm" svg:height="22.206cm" xlink:href=".." xlink:type="simple" chart:class="chart:scatter" chart:style-name="ch1">
        <chart:legend chart:legend-position="end" svg:x="38.031cm" svg:y="8.563cm" style:legend-expansion="high" chart:style-name="ch2"/>
        <chart:plot-area chart:style-name="ch3" table:cell-range-address="Sheet1.B1:Sheet1.L23" chart:data-source-has-labels="row" svg:x="0.842cm" svg:y="0.444cm" svg:width="36.347cm" svg:height="21.318cm">
          <chartooo:coordinate-region svg:x="1.569cm" svg:y="0.643cm" svg:width="35.34cm" svg:height="20.4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2:Sheet1.C23" chart:label-cell-address="Sheet1.C1:Sheet1.C1" chart:class="chart:scatter">
            <chart:domain table:cell-range-address="Sheet1.B2:Sheet1.B23"/>
            <chart:data-point chart:repeated="22"/>
          </chart:series>
          <chart:series chart:style-name="ch8" chart:values-cell-range-address="Sheet1.D2:Sheet1.D23" chart:label-cell-address="Sheet1.D1:Sheet1.D1" chart:class="chart:scatter">
            <chart:data-point chart:repeated="22"/>
          </chart:series>
          <chart:series chart:style-name="ch9" chart:values-cell-range-address="Sheet1.E2:Sheet1.E23" chart:label-cell-address="Sheet1.E1:Sheet1.E1" chart:class="chart:scatter">
            <chart:data-point chart:repeated="22"/>
          </chart:series>
          <chart:series chart:style-name="ch10" chart:values-cell-range-address="Sheet1.F2:Sheet1.F23" chart:label-cell-address="Sheet1.F1:Sheet1.F1" chart:class="chart:scatter">
            <chart:data-point chart:repeated="22"/>
          </chart:series>
          <chart:series chart:style-name="ch11" chart:values-cell-range-address="Sheet1.G2:Sheet1.G23" chart:label-cell-address="Sheet1.G1:Sheet1.G1" chart:class="chart:scatter">
            <chart:data-point chart:repeated="22"/>
          </chart:series>
          <chart:series chart:style-name="ch12" chart:values-cell-range-address="Sheet1.H2:Sheet1.H23" chart:label-cell-address="Sheet1.H1:Sheet1.H1" chart:class="chart:scatter">
            <chart:data-point chart:repeated="22"/>
          </chart:series>
          <chart:series chart:style-name="ch13" chart:values-cell-range-address="Sheet1.I2:Sheet1.I23" chart:label-cell-address="Sheet1.I1:Sheet1.I1" chart:class="chart:scatter">
            <chart:data-point chart:repeated="22"/>
          </chart:series>
          <chart:series chart:style-name="ch14" chart:values-cell-range-address="Sheet1.J2:Sheet1.J23" chart:label-cell-address="Sheet1.J1:Sheet1.J1" chart:class="chart:scatter">
            <chart:data-point chart:repeated="22"/>
          </chart:series>
          <chart:series chart:style-name="ch15" chart:values-cell-range-address="Sheet1.K2:Sheet1.K23" chart:label-cell-address="Sheet1.K1:Sheet1.K1" chart:class="chart:scatter">
            <chart:data-point chart:repeated="22"/>
          </chart:series>
          <chart:series chart:style-name="ch16" chart:values-cell-range-address="Sheet1.L2:Sheet1.L23" chart:label-cell-address="Sheet1.L1:Sheet1.L1" chart:class="chart:scatter">
            <chart:data-point chart:repeated="2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hrinkManifold</text:p>
                <draw:g>
                  <svg:desc>Sheet1.C1:Sheet1.C1</svg:desc>
                </draw:g>
              </table:table-cell>
              <table:table-cell office:value-type="string">
                <text:p> Add new vertices</text:p>
                <draw:g>
                  <svg:desc>Sheet1.D1:Sheet1.D1</svg:desc>
                </draw:g>
              </table:table-cell>
              <table:table-cell office:value-type="string">
                <text:p> Move vertices</text:p>
                <draw:g>
                  <svg:desc>Sheet1.E1:Sheet1.E1</svg:desc>
                </draw:g>
              </table:table-cell>
              <table:table-cell office:value-type="string">
                <text:p> Move Cameras</text:p>
                <draw:g>
                  <svg:desc>Sheet1.F1:Sheet1.F1</svg:desc>
                </draw:g>
              </table:table-cell>
              <table:table-cell office:value-type="string">
                <text:p> rayTracing</text:p>
                <draw:g>
                  <svg:desc>Sheet1.G1:Sheet1.G1</svg:desc>
                </draw:g>
              </table:table-cell>
              <table:table-cell office:value-type="string">
                <text:p> rayRetracing</text:p>
                <draw:g>
                  <svg:desc>Sheet1.H1:Sheet1.H1</svg:desc>
                </draw:g>
              </table:table-cell>
              <table:table-cell office:value-type="string">
                <text:p> growManifold</text:p>
                <draw:g>
                  <svg:desc>Sheet1.I1:Sheet1.I1</svg:desc>
                </draw:g>
              </table:table-cell>
              <table:table-cell office:value-type="string">
                <text:p> growManifoldSev</text:p>
                <draw:g>
                  <svg:desc>Sheet1.J1:Sheet1.J1</svg:desc>
                </draw:g>
              </table:table-cell>
              <table:table-cell office:value-type="string">
                <text:p> growManifold</text:p>
                <draw:g>
                  <svg:desc>Sheet1.K1:Sheet1.K1</svg:desc>
                </draw:g>
              </table:table-cell>
              <table:table-cell office:value-type="string">
                <text:p> Save manifol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3</svg:desc>
                </draw:g>
              </table:table-cell>
              <table:table-cell office:value-type="float" office:value="0.000024">
                <text:p>0.000024</text:p>
                <draw:g>
                  <svg:desc>Sheet1.C2:Sheet1.C23</svg:desc>
                </draw:g>
              </table:table-cell>
              <table:table-cell office:value-type="float" office:value="0.009594">
                <text:p>0.009594</text:p>
                <draw:g>
                  <svg:desc>Sheet1.D2:Sheet1.D23</svg:desc>
                </draw:g>
              </table:table-cell>
              <table:table-cell office:value-type="float" office:value="0.000004">
                <text:p>0.000004</text:p>
                <draw:g>
                  <svg:desc>Sheet1.E2:Sheet1.E23</svg:desc>
                </draw:g>
              </table:table-cell>
              <table:table-cell office:value-type="float" office:value="0">
                <text:p>0</text:p>
                <draw:g>
                  <svg:desc>Sheet1.F2:Sheet1.F23</svg:desc>
                </draw:g>
              </table:table-cell>
              <table:table-cell office:value-type="float" office:value="0.117712">
                <text:p>0.117712</text:p>
                <draw:g>
                  <svg:desc>Sheet1.G2:Sheet1.G23</svg:desc>
                </draw:g>
              </table:table-cell>
              <table:table-cell office:value-type="float" office:value="0">
                <text:p>0</text:p>
                <draw:g>
                  <svg:desc>Sheet1.H2:Sheet1.H23</svg:desc>
                </draw:g>
              </table:table-cell>
              <table:table-cell office:value-type="float" office:value="0.020481">
                <text:p>0.020481</text:p>
                <draw:g>
                  <svg:desc>Sheet1.I2:Sheet1.I23</svg:desc>
                </draw:g>
              </table:table-cell>
              <table:table-cell office:value-type="float" office:value="0.101112">
                <text:p>0.101112</text:p>
                <draw:g>
                  <svg:desc>Sheet1.J2:Sheet1.J23</svg:desc>
                </draw:g>
              </table:table-cell>
              <table:table-cell office:value-type="float" office:value="0.001905">
                <text:p>0.001905</text:p>
                <draw:g>
                  <svg:desc>Sheet1.K2:Sheet1.K23</svg:desc>
                </draw:g>
              </table:table-cell>
              <table:table-cell office:value-type="float" office:value="0.152135">
                <text:p>0.152135</text:p>
                <draw:g>
                  <svg:desc>Sheet1.L2:Sheet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52216">
                <text:p>0.052216</text:p>
              </table:table-cell>
              <table:table-cell office:value-type="float" office:value="0.060748">
                <text:p>0.060748</text:p>
              </table:table-cell>
              <table:table-cell office:value-type="float" office:value="0.070947">
                <text:p>0.070947</text:p>
              </table:table-cell>
              <table:table-cell office:value-type="float" office:value="0">
                <text:p>0</text:p>
              </table:table-cell>
              <table:table-cell office:value-type="float" office:value="0.354792">
                <text:p>0.354792</text:p>
              </table:table-cell>
              <table:table-cell office:value-type="float" office:value="0.157897">
                <text:p>0.157897</text:p>
              </table:table-cell>
              <table:table-cell office:value-type="float" office:value="0.100809">
                <text:p>0.100809</text:p>
              </table:table-cell>
              <table:table-cell office:value-type="float" office:value="0.168857">
                <text:p>0.168857</text:p>
              </table:table-cell>
              <table:table-cell office:value-type="float" office:value="0.004397">
                <text:p>0.004397</text:p>
              </table:table-cell>
              <table:table-cell office:value-type="float" office:value="0.269754">
                <text:p>0.269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0889">
                <text:p>0.120889</text:p>
              </table:table-cell>
              <table:table-cell office:value-type="float" office:value="0.017025">
                <text:p>0.017025</text:p>
              </table:table-cell>
              <table:table-cell office:value-type="float" office:value="0.030045">
                <text:p>0.030045</text:p>
              </table:table-cell>
              <table:table-cell office:value-type="float" office:value="0">
                <text:p>0</text:p>
              </table:table-cell>
              <table:table-cell office:value-type="float" office:value="0.188634">
                <text:p>0.188634</text:p>
              </table:table-cell>
              <table:table-cell office:value-type="float" office:value="0.115465">
                <text:p>0.115465</text:p>
              </table:table-cell>
              <table:table-cell office:value-type="float" office:value="0.092562">
                <text:p>0.092562</text:p>
              </table:table-cell>
              <table:table-cell office:value-type="float" office:value="0.216414">
                <text:p>0.216414</text:p>
              </table:table-cell>
              <table:table-cell office:value-type="float" office:value="0.004858">
                <text:p>0.004858</text:p>
              </table:table-cell>
              <table:table-cell office:value-type="float" office:value="0.185817">
                <text:p>0.185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61923">
                <text:p>0.161923</text:p>
              </table:table-cell>
              <table:table-cell office:value-type="float" office:value="0.046941">
                <text:p>0.046941</text:p>
              </table:table-cell>
              <table:table-cell office:value-type="float" office:value="0.084736">
                <text:p>0.084736</text:p>
              </table:table-cell>
              <table:table-cell office:value-type="float" office:value="0">
                <text:p>0</text:p>
              </table:table-cell>
              <table:table-cell office:value-type="float" office:value="0.258229">
                <text:p>0.258229</text:p>
              </table:table-cell>
              <table:table-cell office:value-type="float" office:value="0.085949">
                <text:p>0.085949</text:p>
              </table:table-cell>
              <table:table-cell office:value-type="float" office:value="0.099687">
                <text:p>0.099687</text:p>
              </table:table-cell>
              <table:table-cell office:value-type="float" office:value="0.316207">
                <text:p>0.316207</text:p>
              </table:table-cell>
              <table:table-cell office:value-type="float" office:value="0.007386">
                <text:p>0.007386</text:p>
              </table:table-cell>
              <table:table-cell office:value-type="float" office:value="0.200554">
                <text:p>0.200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199304">
                <text:p>0.199304</text:p>
              </table:table-cell>
              <table:table-cell office:value-type="float" office:value="0.058737">
                <text:p>0.058737</text:p>
              </table:table-cell>
              <table:table-cell office:value-type="float" office:value="0.101293">
                <text:p>0.101293</text:p>
              </table:table-cell>
              <table:table-cell office:value-type="float" office:value="0">
                <text:p>0</text:p>
              </table:table-cell>
              <table:table-cell office:value-type="float" office:value="0.34478">
                <text:p>0.34478</text:p>
              </table:table-cell>
              <table:table-cell office:value-type="float" office:value="0.178081">
                <text:p>0.178081</text:p>
              </table:table-cell>
              <table:table-cell office:value-type="float" office:value="0.207214">
                <text:p>0.207214</text:p>
              </table:table-cell>
              <table:table-cell office:value-type="float" office:value="0.403829">
                <text:p>0.403829</text:p>
              </table:table-cell>
              <table:table-cell office:value-type="float" office:value="0.00747">
                <text:p>0.00747</text:p>
              </table:table-cell>
              <table:table-cell office:value-type="float" office:value="0.164646">
                <text:p>0.164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457476">
                <text:p>0.457476</text:p>
              </table:table-cell>
              <table:table-cell office:value-type="float" office:value="0.171232">
                <text:p>0.171232</text:p>
              </table:table-cell>
              <table:table-cell office:value-type="float" office:value="0.232965">
                <text:p>0.232965</text:p>
              </table:table-cell>
              <table:table-cell office:value-type="float" office:value="0">
                <text:p>0</text:p>
              </table:table-cell>
              <table:table-cell office:value-type="float" office:value="0.626586">
                <text:p>0.626586</text:p>
              </table:table-cell>
              <table:table-cell office:value-type="float" office:value="0.479634">
                <text:p>0.479634</text:p>
              </table:table-cell>
              <table:table-cell office:value-type="float" office:value="0.215777">
                <text:p>0.215777</text:p>
              </table:table-cell>
              <table:table-cell office:value-type="float" office:value="0.896417">
                <text:p>0.896417</text:p>
              </table:table-cell>
              <table:table-cell office:value-type="float" office:value="0.015252">
                <text:p>0.015252</text:p>
              </table:table-cell>
              <table:table-cell office:value-type="float" office:value="0.204762">
                <text:p>0.204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881327">
                <text:p>0.881327</text:p>
              </table:table-cell>
              <table:table-cell office:value-type="float" office:value="0.208678">
                <text:p>0.208678</text:p>
              </table:table-cell>
              <table:table-cell office:value-type="float" office:value="0.121778">
                <text:p>0.121778</text:p>
              </table:table-cell>
              <table:table-cell office:value-type="float" office:value="0">
                <text:p>0</text:p>
              </table:table-cell>
              <table:table-cell office:value-type="float" office:value="0.257122">
                <text:p>0.257122</text:p>
              </table:table-cell>
              <table:table-cell office:value-type="float" office:value="0.492952">
                <text:p>0.492952</text:p>
              </table:table-cell>
              <table:table-cell office:value-type="float" office:value="0.21381">
                <text:p>0.21381</text:p>
              </table:table-cell>
              <table:table-cell office:value-type="float" office:value="0.697601">
                <text:p>0.697601</text:p>
              </table:table-cell>
              <table:table-cell office:value-type="float" office:value="0.013402">
                <text:p>0.013402</text:p>
              </table:table-cell>
              <table:table-cell office:value-type="float" office:value="0.178148">
                <text:p>0.178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918496">
                <text:p>0.918496</text:p>
              </table:table-cell>
              <table:table-cell office:value-type="float" office:value="0.036187">
                <text:p>0.036187</text:p>
              </table:table-cell>
              <table:table-cell office:value-type="float" office:value="0.0184">
                <text:p>0.0184</text:p>
              </table:table-cell>
              <table:table-cell office:value-type="float" office:value="0">
                <text:p>0</text:p>
              </table:table-cell>
              <table:table-cell office:value-type="float" office:value="0.095895">
                <text:p>0.095895</text:p>
              </table:table-cell>
              <table:table-cell office:value-type="float" office:value="0.548732">
                <text:p>0.548732</text:p>
              </table:table-cell>
              <table:table-cell office:value-type="float" office:value="0.242023">
                <text:p>0.242023</text:p>
              </table:table-cell>
              <table:table-cell office:value-type="float" office:value="0.76679">
                <text:p>0.76679</text:p>
              </table:table-cell>
              <table:table-cell office:value-type="float" office:value="0.01787">
                <text:p>0.01787</text:p>
              </table:table-cell>
              <table:table-cell office:value-type="float" office:value="0.180869">
                <text:p>0.180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.32758">
                <text:p>1.32758</text:p>
              </table:table-cell>
              <table:table-cell office:value-type="float" office:value="0.045961">
                <text:p>0.045961</text:p>
              </table:table-cell>
              <table:table-cell office:value-type="float" office:value="0.067192">
                <text:p>0.067192</text:p>
              </table:table-cell>
              <table:table-cell office:value-type="float" office:value="0">
                <text:p>0</text:p>
              </table:table-cell>
              <table:table-cell office:value-type="float" office:value="0.280756">
                <text:p>0.280756</text:p>
              </table:table-cell>
              <table:table-cell office:value-type="float" office:value="0.136903">
                <text:p>0.136903</text:p>
              </table:table-cell>
              <table:table-cell office:value-type="float" office:value="0.315818">
                <text:p>0.315818</text:p>
              </table:table-cell>
              <table:table-cell office:value-type="float" office:value="0.989597">
                <text:p>0.989597</text:p>
              </table:table-cell>
              <table:table-cell office:value-type="float" office:value="0.024151">
                <text:p>0.024151</text:p>
              </table:table-cell>
              <table:table-cell office:value-type="float" office:value="0.209038">
                <text:p>0.209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.09601">
                <text:p>1.09601</text:p>
              </table:table-cell>
              <table:table-cell office:value-type="float" office:value="0.053568">
                <text:p>0.053568</text:p>
              </table:table-cell>
              <table:table-cell office:value-type="float" office:value="0.075245">
                <text:p>0.075245</text:p>
              </table:table-cell>
              <table:table-cell office:value-type="float" office:value="0">
                <text:p>0</text:p>
              </table:table-cell>
              <table:table-cell office:value-type="float" office:value="0.233154">
                <text:p>0.233154</text:p>
              </table:table-cell>
              <table:table-cell office:value-type="float" office:value="0.149652">
                <text:p>0.149652</text:p>
              </table:table-cell>
              <table:table-cell office:value-type="float" office:value="0.339087">
                <text:p>0.339087</text:p>
              </table:table-cell>
              <table:table-cell office:value-type="float" office:value="1.10098">
                <text:p>1.10098</text:p>
              </table:table-cell>
              <table:table-cell office:value-type="float" office:value="0.029496">
                <text:p>0.029496</text:p>
              </table:table-cell>
              <table:table-cell office:value-type="float" office:value="0.201533">
                <text:p>0.201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.02143">
                <text:p>1.02143</text:p>
              </table:table-cell>
              <table:table-cell office:value-type="float" office:value="0.000495">
                <text:p>0.000495</text:p>
              </table:table-cell>
              <table:table-cell office:value-type="float" office:value="0.000428">
                <text:p>0.000428</text:p>
              </table:table-cell>
              <table:table-cell office:value-type="float" office:value="0.125896">
                <text:p>0.125896</text:p>
              </table:table-cell>
              <table:table-cell office:value-type="float" office:value="0.190186">
                <text:p>0.190186</text:p>
              </table:table-cell>
              <table:table-cell office:value-type="float" office:value="0">
                <text:p>0</text:p>
              </table:table-cell>
              <table:table-cell office:value-type="float" office:value="0.293688">
                <text:p>0.293688</text:p>
              </table:table-cell>
              <table:table-cell office:value-type="float" office:value="1.01334">
                <text:p>1.01334</text:p>
              </table:table-cell>
              <table:table-cell office:value-type="float" office:value="0.020949">
                <text:p>0.020949</text:p>
              </table:table-cell>
              <table:table-cell office:value-type="float" office:value="0.177238">
                <text:p>0.177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.16404">
                <text:p>1.16404</text:p>
              </table:table-cell>
              <table:table-cell office:value-type="float" office:value="0.000338">
                <text:p>0.000338</text:p>
              </table:table-cell>
              <table:table-cell office:value-type="float" office:value="0.000266">
                <text:p>0.000266</text:p>
              </table:table-cell>
              <table:table-cell office:value-type="float" office:value="0.108141">
                <text:p>0.108141</text:p>
              </table:table-cell>
              <table:table-cell office:value-type="float" office:value="0.189129">
                <text:p>0.189129</text:p>
              </table:table-cell>
              <table:table-cell office:value-type="float" office:value="0">
                <text:p>0</text:p>
              </table:table-cell>
              <table:table-cell office:value-type="float" office:value="0.298229">
                <text:p>0.298229</text:p>
              </table:table-cell>
              <table:table-cell office:value-type="float" office:value="1.03449">
                <text:p>1.03449</text:p>
              </table:table-cell>
              <table:table-cell office:value-type="float" office:value="0.021406">
                <text:p>0.021406</text:p>
              </table:table-cell>
              <table:table-cell office:value-type="float" office:value="0.177307">
                <text:p>0.177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.00001">
                <text:p>1.00001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267">
                <text:p>0.000267</text:p>
              </table:table-cell>
              <table:table-cell office:value-type="float" office:value="0.135824">
                <text:p>0.135824</text:p>
              </table:table-cell>
              <table:table-cell office:value-type="float" office:value="0.210201">
                <text:p>0.210201</text:p>
              </table:table-cell>
              <table:table-cell office:value-type="float" office:value="0">
                <text:p>0</text:p>
              </table:table-cell>
              <table:table-cell office:value-type="float" office:value="0.302927">
                <text:p>0.302927</text:p>
              </table:table-cell>
              <table:table-cell office:value-type="float" office:value="1.04055">
                <text:p>1.04055</text:p>
              </table:table-cell>
              <table:table-cell office:value-type="float" office:value="0.02153">
                <text:p>0.02153</text:p>
              </table:table-cell>
              <table:table-cell office:value-type="float" office:value="0.17803">
                <text:p>0.17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.24988">
                <text:p>1.24988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246">
                <text:p>0.000246</text:p>
              </table:table-cell>
              <table:table-cell office:value-type="float" office:value="0.165562">
                <text:p>0.165562</text:p>
              </table:table-cell>
              <table:table-cell office:value-type="float" office:value="0.241999">
                <text:p>0.241999</text:p>
              </table:table-cell>
              <table:table-cell office:value-type="float" office:value="0">
                <text:p>0</text:p>
              </table:table-cell>
              <table:table-cell office:value-type="float" office:value="0.298947">
                <text:p>0.298947</text:p>
              </table:table-cell>
              <table:table-cell office:value-type="float" office:value="1.03223">
                <text:p>1.03223</text:p>
              </table:table-cell>
              <table:table-cell office:value-type="float" office:value="0.026209">
                <text:p>0.026209</text:p>
              </table:table-cell>
              <table:table-cell office:value-type="float" office:value="0.180473">
                <text:p>0.180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.10196">
                <text:p>1.10196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426">
                <text:p>0.000426</text:p>
              </table:table-cell>
              <table:table-cell office:value-type="float" office:value="0.252633">
                <text:p>0.252633</text:p>
              </table:table-cell>
              <table:table-cell office:value-type="float" office:value="0.324404">
                <text:p>0.324404</text:p>
              </table:table-cell>
              <table:table-cell office:value-type="float" office:value="0">
                <text:p>0</text:p>
              </table:table-cell>
              <table:table-cell office:value-type="float" office:value="0.323079">
                <text:p>0.323079</text:p>
              </table:table-cell>
              <table:table-cell office:value-type="float" office:value="1.0199">
                <text:p>1.0199</text:p>
              </table:table-cell>
              <table:table-cell office:value-type="float" office:value="0.021458">
                <text:p>0.021458</text:p>
              </table:table-cell>
              <table:table-cell office:value-type="float" office:value="0.179211">
                <text:p>0.179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.02661">
                <text:p>1.02661</text:p>
              </table:table-cell>
              <table:table-cell office:value-type="float" office:value="0.000788">
                <text:p>0.000788</text:p>
              </table:table-cell>
              <table:table-cell office:value-type="float" office:value="0.000639">
                <text:p>0.000639</text:p>
              </table:table-cell>
              <table:table-cell office:value-type="float" office:value="0.29114">
                <text:p>0.29114</text:p>
              </table:table-cell>
              <table:table-cell office:value-type="float" office:value="0.29584">
                <text:p>0.29584</text:p>
              </table:table-cell>
              <table:table-cell office:value-type="float" office:value="0">
                <text:p>0</text:p>
              </table:table-cell>
              <table:table-cell office:value-type="float" office:value="0.298168">
                <text:p>0.298168</text:p>
              </table:table-cell>
              <table:table-cell office:value-type="float" office:value="1.02575">
                <text:p>1.02575</text:p>
              </table:table-cell>
              <table:table-cell office:value-type="float" office:value="0.021604">
                <text:p>0.021604</text:p>
              </table:table-cell>
              <table:table-cell office:value-type="float" office:value="0.181411">
                <text:p>0.181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.13073">
                <text:p>1.13073</text:p>
              </table:table-cell>
              <table:table-cell office:value-type="float" office:value="0.00036">
                <text:p>0.00036</text:p>
              </table:table-cell>
              <table:table-cell office:value-type="float" office:value="0.000278">
                <text:p>0.000278</text:p>
              </table:table-cell>
              <table:table-cell office:value-type="float" office:value="0.069127">
                <text:p>0.069127</text:p>
              </table:table-cell>
              <table:table-cell office:value-type="float" office:value="0.106296">
                <text:p>0.106296</text:p>
              </table:table-cell>
              <table:table-cell office:value-type="float" office:value="0">
                <text:p>0</text:p>
              </table:table-cell>
              <table:table-cell office:value-type="float" office:value="0.328894">
                <text:p>0.328894</text:p>
              </table:table-cell>
              <table:table-cell office:value-type="float" office:value="1.03909">
                <text:p>1.03909</text:p>
              </table:table-cell>
              <table:table-cell office:value-type="float" office:value="0.021472">
                <text:p>0.021472</text:p>
              </table:table-cell>
              <table:table-cell office:value-type="float" office:value="0.175022">
                <text:p>0.175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.11644">
                <text:p>1.11644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214">
                <text:p>0.000214</text:p>
              </table:table-cell>
              <table:table-cell office:value-type="float" office:value="0.100533">
                <text:p>0.100533</text:p>
              </table:table-cell>
              <table:table-cell office:value-type="float" office:value="0.183239">
                <text:p>0.183239</text:p>
              </table:table-cell>
              <table:table-cell office:value-type="float" office:value="0">
                <text:p>0</text:p>
              </table:table-cell>
              <table:table-cell office:value-type="float" office:value="0.325576">
                <text:p>0.325576</text:p>
              </table:table-cell>
              <table:table-cell office:value-type="float" office:value="1.02957">
                <text:p>1.02957</text:p>
              </table:table-cell>
              <table:table-cell office:value-type="float" office:value="0.024875">
                <text:p>0.024875</text:p>
              </table:table-cell>
              <table:table-cell office:value-type="float" office:value="0.177922">
                <text:p>0.177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.19319">
                <text:p>1.19319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322">
                <text:p>0.000322</text:p>
              </table:table-cell>
              <table:table-cell office:value-type="float" office:value="0.173096">
                <text:p>0.173096</text:p>
              </table:table-cell>
              <table:table-cell office:value-type="float" office:value="0.249984">
                <text:p>0.249984</text:p>
              </table:table-cell>
              <table:table-cell office:value-type="float" office:value="0">
                <text:p>0</text:p>
              </table:table-cell>
              <table:table-cell office:value-type="float" office:value="0.304773">
                <text:p>0.304773</text:p>
              </table:table-cell>
              <table:table-cell office:value-type="float" office:value="1.0651">
                <text:p>1.0651</text:p>
              </table:table-cell>
              <table:table-cell office:value-type="float" office:value="0.021226">
                <text:p>0.021226</text:p>
              </table:table-cell>
              <table:table-cell office:value-type="float" office:value="0.186153">
                <text:p>0.18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.2416">
                <text:p>1.2416</text:p>
              </table:table-cell>
              <table:table-cell office:value-type="float" office:value="0.000298">
                <text:p>0.000298</text:p>
              </table:table-cell>
              <table:table-cell office:value-type="float" office:value="0.000223">
                <text:p>0.000223</text:p>
              </table:table-cell>
              <table:table-cell office:value-type="float" office:value="0.018514">
                <text:p>0.018514</text:p>
              </table:table-cell>
              <table:table-cell office:value-type="float" office:value="0.137852">
                <text:p>0.137852</text:p>
              </table:table-cell>
              <table:table-cell office:value-type="float" office:value="0">
                <text:p>0</text:p>
              </table:table-cell>
              <table:table-cell office:value-type="float" office:value="0.372381">
                <text:p>0.372381</text:p>
              </table:table-cell>
              <table:table-cell office:value-type="float" office:value="1.10805">
                <text:p>1.10805</text:p>
              </table:table-cell>
              <table:table-cell office:value-type="float" office:value="0.028379">
                <text:p>0.028379</text:p>
              </table:table-cell>
              <table:table-cell office:value-type="float" office:value="0.255188">
                <text:p>0.255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